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Table_20_Contents">
      <style:text-properties officeooo:rsid="0091fdf2" officeooo:paragraph-rsid="0091fdf2"/>
    </style:style>
    <style:style style:name="P135" style:family="paragraph" style:parent-style-name="Table_20_Contents">
      <style:text-properties officeooo:rsid="009322d4" officeooo:paragraph-rsid="009322d4"/>
    </style:style>
    <style:style style:name="P136" style:family="paragraph" style:parent-style-name="Table_20_Contents">
      <style:text-properties officeooo:rsid="0094f0ee" officeooo:paragraph-rsid="0037df86"/>
    </style:style>
    <style:style style:name="P137" style:family="paragraph" style:parent-style-name="Table_20_Contents">
      <style:text-properties officeooo:rsid="0094f0ee" officeooo:paragraph-rsid="003a7cc5"/>
    </style:style>
    <style:style style:name="P138" style:family="paragraph" style:parent-style-name="Table_20_Contents">
      <style:text-properties officeooo:rsid="009a8377" officeooo:paragraph-rsid="009a8377"/>
    </style:style>
    <style:style style:name="P139" style:family="paragraph" style:parent-style-name="Table_20_Contents">
      <style:text-properties officeooo:rsid="009c3e04" officeooo:paragraph-rsid="009c3e04"/>
    </style:style>
    <style:style style:name="P140" style:family="paragraph" style:parent-style-name="Table_20_Contents">
      <style:text-properties officeooo:rsid="00a00f36" officeooo:paragraph-rsid="00a00f36"/>
    </style:style>
    <style:style style:name="P141" style:family="paragraph" style:parent-style-name="Footnote">
      <style:text-properties officeooo:rsid="000b161d" officeooo:paragraph-rsid="000b161d"/>
    </style:style>
    <style:style style:name="P142" style:family="paragraph" style:parent-style-name="Table_20_Heading">
      <style:text-properties officeooo:rsid="00084874" officeooo:paragraph-rsid="00084874"/>
    </style:style>
    <style:style style:name="P143" style:family="paragraph" style:parent-style-name="Table_20_Heading">
      <style:text-properties officeooo:rsid="00084874" officeooo:paragraph-rsid="00533014"/>
    </style:style>
    <style:style style:name="P144" style:family="paragraph" style:parent-style-name="Table_20_Heading">
      <style:text-properties officeooo:rsid="00098c23" officeooo:paragraph-rsid="00098c23"/>
    </style:style>
    <style:style style:name="P145" style:family="paragraph" style:parent-style-name="Table_20_Heading">
      <style:text-properties officeooo:rsid="00098c23" officeooo:paragraph-rsid="00533014"/>
    </style:style>
    <style:style style:name="P146" style:family="paragraph" style:parent-style-name="Table_20_Heading">
      <style:text-properties officeooo:rsid="0016f893" officeooo:paragraph-rsid="0016f893"/>
    </style:style>
    <style:style style:name="P147" style:family="paragraph" style:parent-style-name="Table_20_Heading">
      <style:text-properties officeooo:rsid="0016f893" officeooo:paragraph-rsid="00533014"/>
    </style:style>
    <style:style style:name="P148" style:family="paragraph" style:parent-style-name="Table_20_Contents">
      <style:text-properties officeooo:rsid="00a216eb"/>
    </style:style>
    <style:style style:name="P149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9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6">Package</text:p>
            </table:table-cell>
            <table:table-cell table:style-name="Tableau1.B1" office:value-type="string">
              <text:p text:style-name="P144">Version<text:note text:id="ftn1" text:note-class="footnote"><text:note-citation>1</text:note-citation><text:note-body><text:p text:style-name="P141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2">Source</text:p>
            </table:table-cell>
            <table:table-cell table:style-name="Tableau1.D1" office:value-type="string">
              <text:p text:style-name="P142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8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8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3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3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3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148">OK.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1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1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<text:span text:style-name="T44">2.1</text:span>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<text:span text:style-name="T44">OK</text:span>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5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4">OK. <text:span text:style-name="T35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7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29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5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1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1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39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39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<text:span text:style-name="T44">10</text:span>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<text:span text:style-name="T44">OK</text:span>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5">491</text:span> / 11.2.202.<text:span text:style-name="T25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5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1">OK</text:span>. <text:span text:style-name="T21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2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2">OK</text:span>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2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2">OK</text:span>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2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2">OK</text:span>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2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2">OK</text:span>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2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2">OK</text:span>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<text:span text:style-name="T30">7</text:span>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136">OK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<text:span text:style-name="T45">91</text:span>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<text:span text:style-name="T45">OK</text:span>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<text:span text:style-name="T27">51</text:span> / 8u<text:span text:style-name="T27">51</text:span> / 8u<text:span text:style-name="T27">51</text:span>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<text:span text:style-name="T30">4.0</text:span>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137">OK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<text:span text:style-name="T30">4.0</text:span>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<text:span text:style-name="T30">OK</text:span>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<text:span text:style-name="T26">4</text:span> / 4.4.<text:span text:style-name="T26">4</text:span> / 4.4.<text:span text:style-name="T26">4</text:span>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8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<text:span text:style-name="T30">OK</text:span>. <text:span text:style-name="T30">Later version doesn't build.</text:span>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<text:span text:style-name="T30">OK. </text:span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<text:span text:style-name="T31">4</text:span>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<text:span text:style-name="T31">OK</text:span>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<text:span text:style-name="T40">6</text:span>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140">OK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<text:span text:style-name="T32">7</text:span>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<text:span text:style-name="T32">OK</text:span>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<text:span text:style-name="T26">8</text:span>.0 / - / 31.<text:span text:style-name="T26">8</text:span>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<text:span text:style-name="T26">8</text:span>.<text:span text:style-name="T26">1</text:span>.0 / - / 3<text:span text:style-name="T26">8</text:span>.<text:span text:style-name="T26">1</text:span>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<text:span text:style-name="T33">4</text:span>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<text:span text:style-name="T33">OK</text:span>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<text:span text:style-name="T34">12.1</text:span>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<text:span text:style-name="T34">OK</text:span>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<text:span text:style-name="T36">4</text:span>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<text:span text:style-name="T36">OK</text:span>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138">OK.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19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<text:span text:style-name="T36">4</text:span>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138">OK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<text:span text:style-name="T36">7</text:span>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<text:span text:style-name="T36">OK</text:span>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<text:span text:style-name="T36">5</text:span>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<text:span text:style-name="T36">OK</text:span>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<text:span text:style-name="T46">5</text:span>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<text:span text:style-name="T46">OK</text:span>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1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1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<text:span text:style-name="T37">20150223</text:span>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<text:span text:style-name="T37">OK</text:span>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39">OK.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<text:span text:style-name="T38">OK</text:span>. <text:span text:style-name="T38">1.5.2 requires recent GTK3.</text:span>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<text:span text:style-name="T38">7.1</text:span>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<text:span text:style-name="T38">OK</text:span>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1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1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1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1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49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7">Package</text:p>
            </table:table-cell>
            <table:table-cell table:style-name="Tableau2.B1" office:value-type="string">
              <text:p text:style-name="P145">Version<text:note text:id="ftn2" text:note-class="footnote"><text:note-citation>2</text:note-citation><text:note-body><text:p text:style-name="P141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3">Source</text:p>
            </table:table-cell>
            <table:table-cell table:style-name="Tableau2.D1" office:value-type="string">
              <text:p text:style-name="P143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4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4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4">3.28 / 4.3.24 / 4.3.28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3 / 1.3.0 / - </text:p>
          </table:table-cell>
          <table:table-cell table:style-name="Tableau2.C24" office:value-type="string">
            <text:p text:style-name="P2">-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49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7">Package</text:p>
            </table:table-cell>
            <table:table-cell table:style-name="Tableau3.B1" office:value-type="string">
              <text:p text:style-name="P145">Version<text:note text:id="ftn3" text:note-class="footnote"><text:note-citation>3</text:note-citation><text:note-body><text:p text:style-name="P141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3">Source</text:p>
            </table:table-cell>
            <table:table-cell table:style-name="Tableau3.D1" office:value-type="string">
              <text:p text:style-name="P143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49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7">Package</text:p>
            </table:table-cell>
            <table:table-cell table:style-name="Tableau4.B1" office:value-type="string">
              <text:p text:style-name="P145">Version<text:note text:id="ftn4" text:note-class="footnote"><text:note-citation>4</text:note-citation><text:note-body><text:p text:style-name="P141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3">Source</text:p>
            </table:table-cell>
            <table:table-cell table:style-name="Tableau4.D1" office:value-type="string">
              <text:p text:style-name="P143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2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3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4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28T12:01:39.096731639</dc:date>
    <meta:editing-duration>PT16H29M13S</meta:editing-duration>
    <meta:editing-cycles>146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8" meta:word-count="2046" meta:character-count="22074" meta:non-whitespace-character-count="20818"/>
  </office:meta>
</office:document-meta>
</file>